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8pt" fo:font-weight="bold" style:font-size-asian="18pt" style:font-weight-asian="bold" style:font-size-complex="18pt" style:font-weight-complex="bold"/>
    </style:style>
    <style:style style:name="fr1" style:family="graphic" style:parent-style-name="Formula">
      <style:graphic-properties style:vertical-pos="from-top" style:vertical-rel="paragraph" style:horizontal-pos="from-left" style:horizontal-rel="paragraph" fo:padding="0.049cm" fo:border="0.002cm solid #000000" style:shadow="none" draw:ole-draw-aspect="1"/>
    </style:style>
    <style:style style:name="fr2" style:family="graphic" style:parent-style-name="Formula">
      <style:graphic-properties style:vertical-pos="from-top" style:vertical-rel="paragraph" style:horizontal-pos="from-left" style:horizontal-rel="paragraph" fo:padding="0.049cm" fo:border="0.002cm solid #000000" style:shadow="no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t para duas amostras pareadas</text:p>
      <text:p text:style-name="P1"/>
      <text:p text:style-name="P1"><draw:frame draw:style-name="fr1" draw:name="Objeto17" text:anchor-type="paragraph" svg:x="4.001cm" svg:y="0.57cm" svg:width="7.818cm" svg:height="3.708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este t para duas amostras independentes<draw:frame draw:style-name="fr2" draw:name="Objeto1" text:anchor-type="char" svg:x="1cm" svg:y="1.302cm" svg:width="7.9cm" svg:height="3.399cm" draw:z-index="1"><draw:object xlink:href="./Object 3" xlink:type="simple" xlink:show="embed" xlink:actuate="onLoad"/><draw:image xlink:href="./ObjectReplacements/Object 3" xlink:type="simple" xlink:show="embed" xlink:actuate="onLoad"/><svg:desc>fórmula</svg:desc></draw:frame><draw:frame draw:style-name="fr2" draw:name="Objeto2" text:anchor-type="char" svg:x="1cm" svg:y="5.302cm" svg:width="5.978cm" svg:height="2.337cm" draw:z-index="2"><draw:object xlink:href="./Object 4" xlink:type="simple" xlink:show="embed" xlink:actuate="onLoad"/><draw:image xlink:href="./ObjectReplacements/Object 4" xlink:type="simple" xlink:show="embed" xlink:actuate="onLoad"/><svg:desc>fórmula</svg:desc></draw:frame><draw:frame draw:style-name="fr2" draw:name="Objeto16" text:anchor-type="char" svg:x="9.899cm" svg:y="2.12cm" svg:width="5.336cm" svg:height="1.713cm" draw:z-index="3"><draw:object xlink:href="./Object 2" xlink:type="simple" xlink:show="embed" xlink:actuate="onLoad"/><draw:image xlink:href="./ObjectReplacements/Object 2" xlink:type="simple" xlink:show="embed" xlink:actuate="onLoad"/><svg:desc>fórmula</svg:desc></draw:frame><draw:frame draw:style-name="fr2" draw:name="Objeto3" text:anchor-type="char" svg:x="8.976cm" svg:y="5.655cm" svg:width="5.978cm" svg:height="1.776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draw:frame draw:style-name="fr2" draw:name="Objeto4" text:anchor-type="char" svg:x="6.976cm" svg:y="8.655cm" svg:width="2.641cm" svg:height="0.633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as Pereira</meta:initial-creator>
    <meta:creation-date>2010-11-18T00:00:15</meta:creation-date>
    <meta:document-statistic meta:table-count="0" meta:image-count="0" meta:object-count="6" meta:page-count="1" meta:paragraph-count="2" meta:word-count="12" meta:character-count="75"/>
    <dc:date>2010-11-18T00:15:33</dc:date>
    <dc:creator>Lucas Pereira</dc:creator>
    <meta:editing-duration>PT00H15M18S</meta:editing-duration>
    <meta:editing-cycles>1</meta:editing-cycles>
    <meta:generator>OpenOffice.org/3.2$Linux OpenOffice.org_project/320m12$Build-9483</meta:generator>
  </office:meta>
</office:document-meta>
</file>

<file path=Object 1/content.xml><?xml version="1.0" encoding="utf-8"?>
<math xmlns="http://www.w3.org/1998/Math/MathML">
  <semantics>
    <mtable>
      <mtr>
        <mtd>
          <mrow>
            <mi>t</mi>
            <mi mathvariant="normal">=</mi>
            <mfrac>
              <mrow>
                <mover accent="true">
                  <mi>d</mi>
                  <mo stretchy="false">ˉ</mo>
                </mover>
                <msqrt>
                  <mi>n</mi>
                </msqrt>
              </mrow>
              <msub>
                <mi>s</mi>
                <mi>d</mi>
              </msub>
            </mfrac>
          </mrow>
        </mtd>
      </mtr>
      <mtr>
        <mtd/>
      </mtr>
      <mtr>
        <mtd>
          <mrow>
            <mi>n</mi>
            <mi mathvariant="normal">:</mi>
            <mi mathvariant="italic">Quantidade</mi>
            <mi mathvariant="italic">de</mi>
            <mi mathvariant="italic">pares</mi>
          </mrow>
        </mtd>
      </mtr>
      <mtr>
        <mtd>
          <mrow>
            <msub>
              <mi>s</mi>
              <mi>d</mi>
            </msub>
            <mi mathvariant="normal">:</mi>
            <mi mathvariant="italic">Desvio</mi>
            <mi mathvariant="italic">padrão</mi>
            <mi mathvariant="italic">das</mi>
            <mi mathvariant="italic">diferenças</mi>
            <mi mathvariant="italic">observadas</mi>
          </mrow>
        </mtd>
      </mtr>
      <mtr>
        <mtd>
          <mrow>
            <mover accent="true">
              <mi>d</mi>
              <mo stretchy="false">ˉ</mo>
            </mover>
            <mi mathvariant="normal">:</mi>
            <mi mathvariant="italic">Média</mi>
            <mi mathvariant="italic">das</mi>
            <mi mathvariant="italic">diferenças</mi>
            <mi mathvariant="italic">observadas</mi>
          </mrow>
        </mtd>
      </mtr>
    </mtable>
    <annotation encoding="StarMath 5.0">t = {bar {d}sqrt{n}} over {s_d}
newline newline
n: Quantidade de pares newline
s_d: Desvio padrão das diferenças observadas newline
bar{d}: Média das diferenças observadas newline
</annotation>
  </semantics>
</math>
</file>

<file path=Object 2/content.xml><?xml version="1.0" encoding="utf-8"?>
<math xmlns="http://www.w3.org/1998/Math/MathML">
  <semantics>
    <mtable>
      <mtr>
        <mtd>
          <mrow>
            <mi mathvariant="italic">Para</mi>
            <mi mathvariant="italic">grupos</mi>
            <mi mathvariant="italic">de</mi>
            <mi mathvariant="italic">tamanho</mi>
            <mi mathvariant="italic">igual</mi>
          </mrow>
        </mtd>
      </mtr>
      <mtr>
        <mtd>
          <mrow>
            <msubsup>
              <mi>s</mi>
              <mi>a</mi>
              <mn>2</mn>
            </msubsup>
            <mi mathvariant="normal">=</mi>
            <mfrac>
              <mrow>
                <msubsup>
                  <mi>s</mi>
                  <mn>1</mn>
                  <mn>2</mn>
                </msubsup>
                <mo stretchy="false">+</mo>
                <msubsup>
                  <mi>s</mi>
                  <mn>2</mn>
                  <mn>2</mn>
                </msubsup>
              </mrow>
              <mn>2</mn>
            </mfrac>
          </mrow>
        </mtd>
      </mtr>
    </mtable>
    <annotation encoding="StarMath 5.0">Para grupos de tamanho igual newline
s^2_a = {s^2_1 + s^2_2} over {2}</annotation>
  </semantics>
</math>
</file>

<file path=Object 3/content.xml><?xml version="1.0" encoding="utf-8"?>
<math xmlns="http://www.w3.org/1998/Math/MathML">
  <semantics>
    <mtable>
      <mtr>
        <mtd>
          <mrow>
            <mi mathvariant="italic">Para</mi>
            <mi mathvariant="italic">grupos</mi>
            <mi mathvariant="italic">de</mi>
            <mi mathvariant="italic">tamanho</mi>
            <mi mathvariant="italic">igual</mi>
          </mrow>
        </mtd>
      </mtr>
      <mtr>
        <mtd>
          <mrow>
            <mi>t</mi>
            <mi mathvariant="normal">=</mi>
            <mrow>
              <mrow>
                <mo stretchy="false">(</mo>
                <mrow>
                  <mover accent="true">
                    <msub>
                      <mi>x</mi>
                      <mn>1</mn>
                    </msub>
                    <mo stretchy="false">ˉ</mo>
                  </mover>
                  <mi mathvariant="normal">−</mi>
                  <mover accent="true">
                    <msub>
                      <mi>x</mi>
                      <mn>2</mn>
                    </msub>
                    <mo stretchy="false">ˉ</mo>
                  </mover>
                </mrow>
                <mo stretchy="false">)</mo>
              </mrow>
              <msqrt>
                <mfrac>
                  <mi>n</mi>
                  <msubsup>
                    <mn>2s</mn>
                    <mi>a</mi>
                    <mn>2</mn>
                  </msubsup>
                </mfrac>
              </msqrt>
            </mrow>
          </mrow>
        </mtd>
      </mtr>
      <mtr>
        <mtd/>
      </mtr>
      <mtr>
        <mtd>
          <mrow>
            <mi>n</mi>
            <mi mathvariant="normal">:</mi>
            <mi mathvariant="italic">Tamanho</mi>
            <mi mathvariant="italic">da</mi>
            <mi mathvariant="italic">amostra</mi>
            <mi mathvariant="italic">do</mi>
            <mi mathvariant="italic">grupo</mi>
            <mn>1</mn>
            <mi mathvariant="italic">ou</mi>
            <mi mathvariant="italic">grupo</mi>
            <mn>2</mn>
          </mrow>
        </mtd>
      </mtr>
      <mtr>
        <mtd>
          <mrow>
            <msubsup>
              <mi>s</mi>
              <mi>a</mi>
              <mn>2</mn>
            </msubsup>
            <mi mathvariant="normal">:</mi>
            <mi mathvariant="italic">Variância</mi>
            <mi mathvariant="italic">agregada</mi>
            <mi mathvariant="italic">das</mi>
            <mi mathvariant="italic">duas</mi>
            <mi mathvariant="italic">amostras</mi>
          </mrow>
        </mtd>
      </mtr>
    </mtable>
    <annotation encoding="StarMath 5.0">Para grupos de tamanho igual newline
t = {(bar {x_1} - bar{x_2})sqrt{n over 2s^2_a}}
newline newline
n: Tamanho da amostra do grupo 1 ou grupo 2 newline
s^2_a: Variância agregada das duas amostras
</annotation>
  </semantics>
</math>
</file>

<file path=Object 4/content.xml><?xml version="1.0" encoding="utf-8"?>
<math xmlns="http://www.w3.org/1998/Math/MathML">
  <semantics>
    <mtable>
      <mtr>
        <mtd>
          <mrow>
            <mi mathvariant="italic">Para</mi>
            <mi mathvariant="italic">grupos</mi>
            <mi mathvariant="italic">de</mi>
            <mi mathvariant="italic">tamanho</mi>
            <mi mathvariant="italic">diferente</mi>
          </mrow>
        </mtd>
      </mtr>
      <mtr>
        <mtd>
          <mrow>
            <mi>t</mi>
            <mi mathvariant="normal">=</mi>
            <mfrac>
              <mrow>
                <mover accent="true">
                  <msub>
                    <mi>x</mi>
                    <mn>1</mn>
                  </msub>
                  <mo stretchy="false">ˉ</mo>
                </mover>
                <mi mathvariant="normal">−</mi>
                <mover accent="true">
                  <msub>
                    <mi>x</mi>
                    <mn>2</mn>
                  </msub>
                  <mo stretchy="false">ˉ</mo>
                </mover>
              </mrow>
              <mrow>
                <msub>
                  <mi>s</mi>
                  <mi>a</mi>
                </msub>
                <msqrt>
                  <mrow>
                    <mfrac>
                      <mn>1</mn>
                      <msub>
                        <mi>n</mi>
                        <mn>1</mn>
                      </msub>
                    </mfrac>
                    <mo stretchy="false">+</mo>
                    <mfrac>
                      <mn>1</mn>
                      <msub>
                        <mi>n</mi>
                        <mn>2</mn>
                      </msub>
                    </mfrac>
                  </mrow>
                </msqrt>
              </mrow>
            </mfrac>
          </mrow>
        </mtd>
      </mtr>
    </mtable>
    <annotation encoding="StarMath 5.0">Para grupos de tamanho diferente newline
t = {bar {x_1} - bar{x_2}} over {s_{a} sqrt{1 over n_1 + 1 over n_2}}</annotation>
  </semantics>
</math>
</file>

<file path=Object 5/content.xml><?xml version="1.0" encoding="utf-8"?>
<math xmlns="http://www.w3.org/1998/Math/MathML">
  <semantics>
    <mtable>
      <mtr>
        <mtd>
          <mrow>
            <mi mathvariant="italic">Para</mi>
            <mi mathvariant="italic">grupos</mi>
            <mi mathvariant="italic">de</mi>
            <mi mathvariant="italic">tamanho</mi>
            <mi mathvariant="italic">diferente</mi>
          </mrow>
        </mtd>
      </mtr>
      <mtr>
        <mtd>
          <mrow>
            <msubsup>
              <mi>s</mi>
              <mi>a</mi>
              <mn>2</mn>
            </msubsup>
            <mi mathvariant="normal">=</mi>
            <mfrac>
              <mrow>
                <mrow>
                  <mo stretchy="false">(</mo>
                  <mrow>
                    <msub>
                      <mi>n</mi>
                      <mn>1</mn>
                    </msub>
                    <mi mathvariant="normal">−</mi>
                    <mn>1</mn>
                  </mrow>
                  <mo stretchy="false">)</mo>
                </mrow>
                <mrow>
                  <msubsup>
                    <mi>s</mi>
                    <mn>1</mn>
                    <mn>2</mn>
                  </msubsup>
                  <mo stretchy="false">+</mo>
                  <mrow>
                    <mo stretchy="false">(</mo>
                    <mrow>
                      <msub>
                        <mi>n</mi>
                        <mn>2</mn>
                      </msub>
                      <mi mathvariant="normal">−</mi>
                      <mn>1</mn>
                    </mrow>
                    <mo stretchy="false">)</mo>
                  </mrow>
                </mrow>
                <msubsup>
                  <mi>s</mi>
                  <mn>2</mn>
                  <mn>2</mn>
                </msubsup>
              </mrow>
              <mrow>
                <mrow>
                  <msub>
                    <mi>n</mi>
                    <mn>1</mn>
                  </msub>
                  <mo stretchy="false">+</mo>
                  <msub>
                    <mi>n</mi>
                    <mn>2</mn>
                  </msub>
                </mrow>
                <mi mathvariant="normal">−</mi>
                <mn>2</mn>
              </mrow>
            </mfrac>
          </mrow>
        </mtd>
      </mtr>
    </mtable>
    <annotation encoding="StarMath 5.0">Para grupos de tamanho diferente newline
s^2_a = {(n_1-1)s^2_1 + (n_2-1)s^2_2} over {n_1 + n_2 - 2}</annotation>
  </semantics>
</math>
</file>

<file path=Object 6/content.xml><?xml version="1.0" encoding="utf-8"?>
<math xmlns="http://www.w3.org/1998/Math/MathML">
  <semantics>
    <mrow>
      <mi mathvariant="italic">gl</mi>
      <mi mathvariant="normal">=</mi>
      <mrow>
        <mrow>
          <msub>
            <mi>n</mi>
            <mn>1</mn>
          </msub>
          <mo stretchy="false">+</mo>
          <msub>
            <mi>n</mi>
            <mn>2</mn>
          </msub>
        </mrow>
        <mi mathvariant="normal">−</mi>
        <mn>2</mn>
      </mrow>
    </mrow>
    <annotation encoding="StarMath 5.0">gl = n_1+n_2-2</annotation>
  </semantics>
</math>
</file>